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12:09:12.481921881</meta:creation-date>
    <meta:generator>LibreOffice/7.3.7.2$Linux_X86_64 LibreOffice_project/30$Build-2</meta:generator>
    <dc:date>2024-07-24T12:34:39.222433071</dc:date>
    <meta:editing-duration>PT13M4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